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859cm"/>
    </style:style>
    <style:style style:name="P1" style:family="paragraph">
      <style:paragraph-properties fo:text-align="start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lasticsearch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p text:style-name="P1"><text:span text:style-name="T1">What is it?</text:span></text:p>
              </text:list-item>
              <text:list-item>
                <text:p text:style-name="P1"><text:span text:style-name="T1">Why use it?</text:span></text:p>
              </text:list-item>
              <text:list-item>
                <text:p text:style-name="P1"><text:span text:style-name="T1">Architecture Overview</text:span></text:p>
              </text:list-item>
              <text:list-item>
                <text:p text:style-name="P1"><text:span text:style-name="T1">Scalability</text:span></text:p>
              </text:list-item>
              <text:list-item>
                <text:p text:style-name="P1"><text:span text:style-name="T1">Indexing</text:span></text:p>
              </text:list-item>
              <text:list-item>
                <text:p text:style-name="P1"><text:span text:style-name="T1">Searching </text:span></text:p>
              </text:list-item>
              <text:list-item>
                <text:p text:style-name="P1"><text:span text:style-name="T1">Dem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Elasticsearch?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calable search technology</text:p>
              </text:list-item>
              <text:list-item>
                <text:p>Apache Lucene core</text:p>
              </text:list-item>
              <text:list-item>
                <text:p>Real time indexing</text:p>
              </text:list-item>
              <text:list-item>
                <text:p>Peer to peer</text:p>
              </text:list-item>
              <text:list-item>
                <text:p>JSON in JSON out</text:p>
              </text:list-item>
              <text:list-item>
                <text:p>REST AP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Depends on your use case!</text:p>
              </text:list-item>
              <text:list-item>
                <text:p>You need better search capabilities than SQL full text</text:p>
              </text:list-item>
              <text:list-item>
                <text:p>You think you'll need to scale horizontall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luster – highest level</text:p>
              </text:list-item>
              <text:list-item>
                <text:p>Nodes</text:p>
              </text:list-item>
              <text:list-item>
                <text:p>Index</text:p>
              </text:list-item>
              <text:list-item>
                <text:p>Shards</text:p>
              </text:list-item>
              <text:list-item>
                <text:p>Replicas</text:p>
              </text:list-item>
              <text:list-item>
                <text:p>Lucene Index</text:p>
              </text:list-item>
              <text:list-item>
                <text:p>Segment Index – lowest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lust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ceptual “brain”</text:p>
              </text:list-item>
              <text:list-item>
                <text:p>Represents a configuration of nodes</text:p>
              </text:list-item>
              <text:list-item>
                <text:p>Contains at least 1 master node</text:p>
              </text:list-item>
              <text:list-item>
                <text:p>Decides how to distribute shards</text:p>
              </text:list-item>
              <text:list-item>
                <text:p>Decides how to distribute repl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d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n instance of Elasticsearch (e.g. a server)</text:p>
              </text:list-item>
              <text:list-item>
                <text:p>Usually contains all or some shards of an index</text:p>
              </text:list-item>
              <text:list-item>
                <text:p>Usually contains all or some replica shards of an index</text:p>
              </text:list-item>
              <text:list-item>
                <text:p>Special types of node (e.g. clever load balancers)</text:p>
              </text:list-item>
              <text:list-item>
                <text:p>This is what you send requests to (query / inde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dex</text:p>
          </draw:text-box>
        </draw:frame>
        <draw:frame presentation:style-name="pr4" draw:layer="layout" svg:width="25.199cm" svg:height="14.114cm" svg:x="1.4cm" svg:y="4.914cm" presentation:class="outline" presentation:user-transformed="true">
          <draw:text-box>
            <text:list text:style-name="L3">
              <text:list-item>
                <text:p>What you index documents against</text:p>
              </text:list-item>
              <text:list-item>
                <text:p>Consists of 1 or more types</text:p>
              </text:list-item>
              <text:list-item>
                <text:p>Types have 1 mapping</text:p>
              </text:list-item>
              <text:list-item>
                <text:p>Think:</text:p>
                <text:list>
                  <text:list-item>
                    <text:p>Index = Database</text:p>
                  </text:list-item>
                  <text:list-item>
                    <text:p>Type = table</text:p>
                  </text:list-item>
                  <text:list-item>
                    <text:p>Mapping = schema</text:p>
                  </text:list-item>
                  <text:list-item>
                    <text:p>Document = row</text:p>
                  </text:list-item>
                  <text:list-item>
                    <text:p>Field = colum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ard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Every index has at least 1</text:p>
              </text:list-item>
              <text:list-item>
                <text:p>Read / write</text:p>
              </text:list-item>
              <text:list-item>
                <text:p>Full Lucene index</text:p>
              </text:list-item>
              <text:list-item>
                <text:p>Sharding of data is automatic out of the box</text:p>
                <text:list>
                  <text:list-item>
                    <text:p>Uses a hash of the document ID</text:p>
                  </text:list-item>
                  <text:list-item>
                    <text:p>Can be overridden by “routing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plica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Read only copy of a shard</text:p>
              </text:list-item>
              <text:list-item>
                <text:p>Promoted automatically when required</text:p>
              </text:list-item>
              <text:list-item>
                <text:p>Never on same node as master shard</text:p>
              </text:list-item>
              <text:list-item>
                <text:p>Therefore must have &gt; 1 node for replic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ucene Index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Consists of index segments</text:p>
              </text:list-item>
              <text:list-item>
                <text:p>Responsible for search across all segments</text:p>
              </text:list-item>
              <text:list-item>
                <text:p>Stores lucene documents</text:p>
              </text:list-item>
              <text:list-item>
                <text:p>Stores fields</text:p>
              </text:list-item>
              <text:list-item>
                <text:p>Stores ter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Architecture of a cluster:</text:p>
                <text:list>
                  <text:list-item>
                    <text:p>Cluster</text:p>
                  </text:list-item>
                  <text:list-item>
                    <text:p>Nodes</text:p>
                  </text:list-item>
                  <text:list-item>
                    <text:p>Indices</text:p>
                  </text:list-item>
                  <text:list-item>
                    <text:p>Shards</text:p>
                  </text:list-item>
                  <text:list-item>
                    <text:p>Replicas</text:p>
                  </text:list-item>
                  <text:list-item>
                    <text:p>Lucene indic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calability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Number of shards is fixed at index creation</text:p>
              </text:list-item>
              <text:list-item>
                <text:p>You can scale to the number of shards</text:p>
              </text:list-item>
              <text:list-item>
                <text:p>So unit of scalability is predetermined</text:p>
              </text:list-item>
              <text:list-item>
                <text:p>As easy as starting a new instance of elasticsearch</text:p>
              </text:list-item>
              <text:list-item>
                <text:p>Shard / replica distribution is autom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ndex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son in (to elasticsearch/index/type/)</text:p>
              </text:list-item>
              <text:list-item>
                <text:p>Flatten json document into unique fields</text:p>
              </text:list-item>
              <text:list-item>
                <text:p>Analyze the values of the fields to produce terms</text:p>
              </text:list-item>
              <text:list-item>
                <text:p>Index fields and terms using luce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Search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Json in (to elasticsearch/index/_search or /type/_search)</text:p>
              </text:list-item>
              <text:list-item>
                <text:p>Searches every lucene index (shard)</text:p>
              </text:list-item>
              <text:list-item>
                <text:p>Aggregates results from each shard</text:p>
              </text:list-item>
              <text:list-item>
                <text:p>Returns result as js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Search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ilters</text:p>
              </text:list-item>
              <text:list-item>
                <text:p>Routing</text:p>
              </text:list-item>
              <text:list-item>
                <text:p>Aliases</text:p>
              </text:list-item>
              <text:list-item>
                <text:p>Face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 Searching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Filters</text:p>
              </text:list-item>
              <text:list-item>
                <text:p>Routing</text:p>
              </text:list-item>
              <text:list-item>
                <text:p>Aliases</text:p>
              </text:list-item>
              <text:list-item>
                <text:p>Facet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amedic Plugin</text:p>
              </text:list-item>
              <text:list-item>
                <text:p>Index a document</text:p>
                <text:list>
                  <text:list-item>
                    <text:p>Using curl statement</text:p>
                  </text:list-item>
                  <text:list-item>
                    <text:p>Index created automatically</text:p>
                  </text:list-item>
                  <text:list-item>
                    <text:p>Shards created automatically</text:p>
                  </text:list-item>
                  <text:list-item>
                    <text:p>Replicas created automatically</text:p>
                  </text:list-item>
                </text:list>
              </text:list-item>
              <text:list-item>
                <text:p>Search for document</text:p>
                <text:list>
                  <text:list-item>
                    <text:p>Using curl</text:p>
                  </text:list-item>
                  <text:list-item>
                    <text:p>Search for different ter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09T16:00:00.82</meta:creation-date>
    <dc:date>2013-03-09T17:07:01.07</dc:date>
    <meta:editing-duration>PT46M47S</meta:editing-duration>
    <meta:editing-cycles>4</meta:editing-cycles>
    <meta:generator>OpenOffice.org/3.4.1$Win32 OpenOffice.org_project/341m1$Build-9593</meta:generator>
    <meta:document-statistic meta:object-count="89"/>
  </office:meta>
</office:document-meta>
</file>